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3.591cm"/>
    </style:style>
    <style:style style:name="co5" style:family="table-column">
      <style:table-column-properties fo:break-before="auto" style:column-width="3.692cm"/>
    </style:style>
    <style:style style:name="co6" style:family="table-column">
      <style:table-column-properties fo:break-before="auto" style:column-width="3.896cm"/>
    </style:style>
    <style:style style:name="co7" style:family="table-column">
      <style:table-column-properties fo:break-before="auto" style:column-width="5.565cm"/>
    </style:style>
    <style:style style:name="co8" style:family="table-column">
      <style:table-column-properties fo:break-before="auto" style:column-width="4.725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5.276cm"/>
    </style:style>
    <style:style style:name="co11" style:family="table-column">
      <style:table-column-properties fo:break-before="auto" style:column-width="5.667cm"/>
    </style:style>
    <style:style style:name="co12" style:family="table-column">
      <style:table-column-properties fo:break-before="auto" style:column-width="3.251cm"/>
    </style:style>
    <style:style style:name="co13" style:family="table-column">
      <style:table-column-properties fo:break-before="auto" style:column-width="1.429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5.304cm"/>
    </style:style>
    <style:style style:name="co16" style:family="table-column">
      <style:table-column-properties fo:break-before="auto" style:column-width="2.598cm"/>
    </style:style>
    <style:style style:name="co17" style:family="table-column">
      <style:table-column-properties fo:break-before="auto" style:column-width="6.65cm"/>
    </style:style>
    <style:style style:name="co18" style:family="table-column">
      <style:table-column-properties fo:break-before="auto" style:column-width="0.51cm"/>
    </style:style>
    <style:style style:name="co19" style:family="table-column">
      <style:table-column-properties fo:break-before="auto" style:column-width="0.169cm"/>
    </style:style>
    <style:style style:name="co20" style:family="table-column">
      <style:table-column-properties fo:break-before="auto" style:column-width="5.219cm"/>
    </style:style>
    <style:style style:name="co21" style:family="table-column">
      <style:table-column-properties fo:break-before="auto" style:column-width="1.1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c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c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gr1" style:family="graphic">
      <style:graphic-properties draw:textarea-horizontal-align="justify" draw:textarea-vertical-align="middle" draw:auto-grow-height="false" fo:min-height="0.556cm" fo:min-width="0.992cm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829cm" fo:min-width="1.27cm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649cm" fo:min-width="0.836cm"/>
      <style:paragraph-properties style:writing-mode="lr-tb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textarea-horizontal-align="justify" draw:textarea-vertical-align="middle" draw:auto-grow-height="false" fo:min-height="0.639cm" fo:min-width="0.907cm"/>
    </style:style>
    <style:style style:name="gr6" style:family="graphic">
      <style:graphic-properties draw:textarea-horizontal-align="justify" draw:textarea-vertical-align="middle" draw:auto-grow-height="false" fo:min-height="0.593cm" fo:min-width="1.137cm"/>
    </style:style>
    <style:style style:name="gr7" style:family="graphic">
      <style:graphic-properties draw:textarea-horizontal-align="justify" draw:textarea-vertical-align="middle" draw:auto-grow-height="false" fo:min-height="0.888cm" fo:min-width="1.065cm"/>
    </style:style>
    <style:style style:name="gr8" style:family="graphic">
      <style:graphic-properties draw:textarea-horizontal-align="justify" draw:textarea-vertical-align="middle" draw:auto-grow-height="false" fo:min-height="0.603cm" fo:min-width="0.823cm"/>
    </style:style>
    <style:style style:name="gr9" style:family="graphic">
      <style:graphic-properties draw:textarea-horizontal-align="justify" draw:textarea-vertical-align="middle" draw:auto-grow-height="false" fo:min-height="0.723cm" fo:min-width="0.46cm"/>
    </style:style>
    <style:style style:name="gr10" style:family="graphic">
      <style:graphic-properties draw:textarea-horizontal-align="justify" draw:textarea-vertical-align="middle" draw:auto-grow-height="false" fo:min-height="0.662cm" fo:min-width="0.448cm"/>
    </style:style>
    <style:style style:name="gr11" style:family="graphic">
      <style:graphic-properties draw:textarea-horizontal-align="justify" draw:textarea-vertical-align="middle" draw:auto-grow-height="false" fo:min-height="0.26cm" fo:min-width="0.847cm"/>
    </style:style>
    <style:style style:name="gr12" style:family="graphic">
      <style:graphic-properties draw:textarea-horizontal-align="justify" draw:textarea-vertical-align="middle" draw:auto-grow-height="false" fo:min-height="0.261cm" fo:min-width="0.557cm"/>
    </style:style>
    <style:style style:name="gr13" style:family="graphic">
      <style:graphic-properties draw:textarea-horizontal-align="justify" draw:textarea-vertical-align="middle" draw:auto-grow-height="false" fo:min-height="0.392cm" fo:min-width="1.125cm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497cm" fo:min-width="1.367cm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434cm" fo:min-width="0.838cm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273cm" fo:min-width="1.501cm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268cm" fo:min-width="0.855cm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202cm" fo:min-width="1.379cm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351cm" fo:min-width="0.787cm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356cm" fo:min-width="1.598cm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0.356cm" fo:min-width="2.093cm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0.309cm" fo:min-width="2.263cm"/>
      <style:paragraph-properties style:writing-mode="lr-tb"/>
    </style:style>
    <style:style style:name="gr23" style:family="graphic">
      <style:graphic-properties draw:textarea-horizontal-align="justify" draw:textarea-vertical-align="middle" draw:auto-grow-height="false" fo:min-height="0.384cm" fo:min-width="0.684cm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0.485cm" fo:min-width="0.889cm"/>
      <style:paragraph-properties style:writing-mode="lr-tb"/>
    </style:style>
    <style:style style:name="gr25" style:family="graphic">
      <style:graphic-properties draw:textarea-horizontal-align="justify" draw:textarea-vertical-align="middle" draw:auto-grow-height="false" fo:min-height="0.284cm" fo:min-width="2.335cm"/>
      <style:paragraph-properties style:writing-mode="lr-tb"/>
    </style:style>
    <style:style style:name="gr26" style:family="graphic">
      <style:graphic-properties draw:textarea-horizontal-align="justify" draw:textarea-vertical-align="middle" draw:auto-grow-height="false" fo:min-height="0.236cm" fo:min-width="2.916cm"/>
      <style:paragraph-properties style:writing-mode="lr-tb"/>
    </style:style>
    <style:style style:name="gr27" style:family="graphic">
      <style:graphic-properties draw:textarea-horizontal-align="justify" draw:textarea-vertical-align="middle" draw:auto-grow-height="false" fo:min-height="0.267cm" fo:min-width="1.009cm"/>
      <style:paragraph-properties style:writing-mode="lr-tb"/>
    </style:style>
    <style:style style:name="gr28" style:family="graphic">
      <style:graphic-properties draw:textarea-horizontal-align="justify" draw:textarea-vertical-align="middle" draw:auto-grow-height="false" fo:min-height="0.19cm" fo:min-width="2.552cm"/>
      <style:paragraph-properties style:writing-mode="lr-tb"/>
    </style:style>
    <style:style style:name="gr29" style:family="graphic">
      <style:graphic-properties draw:textarea-horizontal-align="justify" draw:textarea-vertical-align="middle" draw:auto-grow-height="false" fo:min-height="0.301cm" fo:min-width="1.061cm"/>
      <style:paragraph-properties style:writing-mode="lr-tb"/>
    </style:style>
    <style:style style:name="gr30" style:family="graphic">
      <style:graphic-properties draw:textarea-horizontal-align="justify" draw:textarea-vertical-align="middle" draw:auto-grow-height="false" fo:min-height="0.198cm" fo:min-width="1.331cm"/>
      <style:paragraph-properties style:writing-mode="lr-tb"/>
    </style:style>
    <style:style style:name="gr31" style:family="graphic">
      <style:graphic-properties draw:textarea-horizontal-align="justify" draw:textarea-vertical-align="middle" draw:auto-grow-height="false" fo:min-height="0.418cm" fo:min-width="1.146cm"/>
      <style:paragraph-properties style:writing-mode="lr-tb"/>
    </style:style>
    <style:style style:name="gr32" style:family="graphic">
      <style:graphic-properties draw:textarea-horizontal-align="justify" draw:textarea-vertical-align="middle" draw:auto-grow-height="false" fo:min-height="0.392cm" fo:min-width="1.245cm"/>
      <style:paragraph-properties style:writing-mode="lr-tb"/>
    </style:style>
    <style:style style:name="gr33" style:family="graphic">
      <style:graphic-properties draw:textarea-horizontal-align="justify" draw:textarea-vertical-align="middle" draw:auto-grow-height="false" fo:min-height="0.368cm" fo:min-width="1.705cm"/>
      <style:paragraph-properties style:writing-mode="lr-tb"/>
    </style:style>
    <style:style style:name="gr34" style:family="graphic">
      <style:graphic-properties draw:textarea-horizontal-align="justify" draw:textarea-vertical-align="middle" draw:auto-grow-height="false" fo:min-height="0.593cm" fo:min-width="0.573cm"/>
      <style:paragraph-properties style:writing-mode="lr-tb"/>
    </style:style>
    <style:style style:name="gr35" style:family="graphic">
      <style:graphic-properties draw:textarea-horizontal-align="justify" draw:textarea-vertical-align="middle" draw:auto-grow-height="false" fo:min-height="0.364cm" fo:min-width="0.783cm"/>
      <style:paragraph-properties style:writing-mode="lr-tb"/>
    </style:style>
    <style:style style:name="gr36" style:family="graphic">
      <style:graphic-properties draw:textarea-horizontal-align="justify" draw:textarea-vertical-align="middle" draw:auto-grow-height="false" fo:min-height="0.367cm" fo:min-width="2.975cm"/>
      <style:paragraph-properties style:writing-mode="lr-tb"/>
    </style:style>
    <style:style style:name="gr37" style:family="graphic">
      <style:graphic-properties draw:textarea-horizontal-align="justify" draw:textarea-vertical-align="middle" draw:auto-grow-height="false" fo:min-height="0.424cm" fo:min-width="0.982cm"/>
      <style:paragraph-properties style:writing-mode="lr-tb"/>
    </style:style>
    <style:style style:name="gr38" style:family="graphic">
      <style:graphic-properties draw:textarea-horizontal-align="justify" draw:textarea-vertical-align="middle" draw:auto-grow-height="false" fo:min-height="0.349cm" fo:min-width="0.579cm"/>
      <style:paragraph-properties style:writing-mode="lr-tb"/>
    </style:style>
    <style:style style:name="gr39" style:family="graphic">
      <style:graphic-properties draw:textarea-horizontal-align="justify" draw:textarea-vertical-align="middle" draw:auto-grow-height="false" fo:min-height="0.318cm" fo:min-width="0.702cm"/>
      <style:paragraph-properties style:writing-mode="lr-tb"/>
    </style:style>
    <style:style style:name="gr40" style:family="graphic">
      <style:graphic-properties draw:textarea-horizontal-align="justify" draw:textarea-vertical-align="middle" draw:auto-grow-height="false" fo:min-height="0.402cm" fo:min-width="1.415cm"/>
      <style:paragraph-properties style:writing-mode="lr-tb"/>
    </style:style>
    <style:style style:name="gr41" style:family="graphic">
      <style:graphic-properties draw:textarea-horizontal-align="justify" draw:textarea-vertical-align="middle" draw:auto-grow-height="false" fo:min-height="0.418cm" fo:min-width="1.249cm"/>
      <style:paragraph-properties style:writing-mode="lr-tb"/>
    </style:style>
    <style:style style:name="gr42" style:family="graphic">
      <style:graphic-properties draw:textarea-horizontal-align="justify" draw:textarea-vertical-align="middle" draw:auto-grow-height="false" fo:min-height="0.498cm" fo:min-width="1.525cm"/>
      <style:paragraph-properties style:writing-mode="lr-tb"/>
    </style:style>
    <style:style style:name="gr43" style:family="graphic">
      <style:graphic-properties draw:textarea-horizontal-align="justify" draw:textarea-vertical-align="middle" draw:auto-grow-height="false" fo:min-height="0.702cm" fo:min-width="1.3cm"/>
      <style:paragraph-properties style:writing-mode="lr-tb"/>
    </style:style>
    <style:style style:name="gr44" style:family="graphic">
      <style:graphic-properties draw:textarea-horizontal-align="justify" draw:textarea-vertical-align="middle" draw:auto-grow-height="false" fo:min-height="0.545cm" fo:min-width="1.343cm"/>
      <style:paragraph-properties style:writing-mode="lr-tb"/>
    </style:style>
    <style:style style:name="gr45" style:family="graphic">
      <style:graphic-properties draw:textarea-horizontal-align="justify" draw:textarea-vertical-align="middle" draw:auto-grow-height="false" fo:min-height="0.703cm" fo:min-width="1.06cm"/>
      <style:paragraph-properties style:writing-mode="lr-tb"/>
    </style:style>
    <style:style style:name="gr46" style:family="graphic">
      <style:graphic-properties draw:textarea-horizontal-align="justify" draw:textarea-vertical-align="middle" draw:auto-grow-height="false" fo:min-height="0.735cm" fo:min-width="1.319cm"/>
      <style:paragraph-properties style:writing-mode="lr-tb"/>
    </style:style>
    <style:style style:name="gr47" style:family="graphic">
      <style:graphic-properties draw:textarea-horizontal-align="justify" draw:textarea-vertical-align="middle" draw:auto-grow-height="false" fo:min-height="0.995cm" fo:min-width="1.55cm"/>
      <style:paragraph-properties style:writing-mode="lr-tb"/>
    </style:style>
    <style:style style:name="gr48" style:family="graphic">
      <style:graphic-properties draw:textarea-horizontal-align="justify" draw:textarea-vertical-align="middle" draw:auto-grow-height="false" fo:min-height="0.681cm" fo:min-width="0.903cm"/>
      <style:paragraph-properties style:writing-mode="lr-tb"/>
    </style:style>
    <style:style style:name="gr49" style:family="graphic">
      <style:graphic-properties draw:textarea-horizontal-align="justify" draw:textarea-vertical-align="middle" draw:auto-grow-height="false" fo:min-height="0.899cm" fo:min-width="1.367cm"/>
      <style:paragraph-properties style:writing-mode="lr-tb"/>
    </style:style>
    <style:style style:name="gr50" style:family="graphic">
      <style:graphic-properties draw:textarea-horizontal-align="justify" draw:textarea-vertical-align="middle" draw:auto-grow-height="false" fo:min-height="0.71cm" fo:min-width="0.882cm"/>
      <style:paragraph-properties style:writing-mode="lr-tb"/>
    </style:style>
    <style:style style:name="gr51" style:family="graphic">
      <style:graphic-properties draw:marker-end="Arrow" draw:marker-end-width="0.2cm" draw:textarea-horizontal-align="center" draw:textarea-vertical-align="middle"/>
    </style:style>
    <style:style style:name="gr52" style:family="graphic">
      <style:graphic-properties draw:textarea-horizontal-align="justify" draw:textarea-vertical-align="middle" draw:auto-grow-height="false" fo:min-height="0.771cm" fo:min-width="1.1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c0" style:font-name="Monospace" fo:font-size="10pt" style:font-name-asian="Monospace" style:font-name-complex="Monospace" style:font-size-asian="10pt" style:font-size-complex="10pt"/>
    </style:style>
    <style:style style:name="T4" style:family="text">
      <style:text-properties fo:color="#000000" fo:font-size="10pt" style:font-name-asian="Monospace" style:font-name-complex="Monospace" style:font-size-asian="10pt" style:font-size-complex="10pt"/>
    </style:style>
    <style:style style:name="T5" style:family="text">
      <style:text-properties fo:font-size="10pt" style:font-name-asian="Monospace" style:font-name-complex="Monospace" style:font-size-asian="10pt" style:font-size-complex="10pt" fo:color="#6a3e3e"/>
    </style:style>
    <style:style style:name="T6" style:family="text">
      <style:text-properties fo:font-size="10pt" style:font-name-asian="Monospace" style:font-name-complex="Monospace" style:font-size-asian="10pt" style:font-size-complex="10pt" fo:color="#000000"/>
    </style:style>
    <style:style style:name="T7" style:family="text">
      <style:text-properties fo:font-size="10pt" style:font-name-asian="Monospace" style:font-name-complex="Monospace" style:font-size-asian="10pt" style:font-size-complex="10pt" fo:color="#2a00ff"/>
    </style:style>
    <style:style style:name="T8" style:family="text">
      <style:text-properties fo:color="#6a3e3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9"/>
        </table:table-row>
        <table:table-row table:style-name="ro2">
          <table:table-cell table:number-columns-repeated="5"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oth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10-&gt;&g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ITs Byte Nibble 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I bit 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Memory Box 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yte </text:p>
          </table:table-cell>
          <table:table-cell/>
          <table:table-cell office:value-type="string" calcext:value-type="string">
            <text:p>8 BITS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Nibble </text:p>
          </table:table-cell>
          <table:table-cell/>
          <table:table-cell office:value-type="string" calcext:value-type="string">
            <text:p>4 BITS 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byte </text:p>
          </table:table-cell>
          <table:table-cell office:value-type="string" calcext:value-type="string">
            <text:p>8bits </text:p>
          </table:table-cell>
          <table:table-cell table:number-columns-repeated="2"/>
          <table:table-cell office:value-type="string" calcext:value-type="string">
            <text:p>I byte memo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ey are not Object </text:p>
          </table:table-cell>
          <table:table-cell/>
          <table:table-cell office:value-type="string" calcext:value-type="string">
            <text:p>2 compliment </text:p>
          </table:table-cell>
          <table:table-cell office:value-type="float" office:value="-128" calcext:value-type="float">
            <text:p>-128</text:p>
          </table:table-cell>
          <table:table-cell office:value-type="string" calcext:value-type="string">
            <text:p>bit representation <text:s/>???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rimitive Data Type </text:p>
          </table:table-cell>
          <table:table-cell office:value-type="string" calcext:value-type="string">
            <text:p>Bit </text:p>
          </table:table-cell>
          <table:table-cell table:number-columns-repeated="6"/>
          <table:table-cell table:style-name="ce17"/>
          <table:table-cell table:number-columns-repeated="7"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Wrapper Class</text:p>
          </table:table-cell>
          <table:table-cell/>
          <table:table-cell office:value-type="string" calcext:value-type="string">
            <text:p>DATAType</text:p>
          </table:table-cell>
          <table:table-cell office:value-type="string" calcext:value-type="string">
            <text:p>MemoryUsed(Byte)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by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^7-1</text:p>
          </table:table-cell>
          <table:table-cell table:formula="of:=-2^7" office:value-type="float" office:value="-128" calcext:value-type="float">
            <text:p>-128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^15-1</text:p>
          </table:table-cell>
          <table:table-cell table:formula="of:=-2^15" office:value-type="float" office:value="-32768" calcext:value-type="float">
            <text:p>-32768</text:p>
          </table:table-cell>
          <table:table-cell table:number-columns-repeated="11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8" calcext:value-type="float">
            <text:p>-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string" calcext:value-type="string">
            <text:p>max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28-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130" calcext:value-type="float">
            <text:p>130</text:p>
          </table:table-cell>
          <table:table-cell table:number-columns-repeated="4"/>
          <table:table-cell office:value-type="string" calcext:value-type="string">
            <text:p>2^7-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3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 byte </text:p>
          </table:table-cell>
          <table:table-cell office:value-type="string" calcext:value-type="string">
            <text:p>(2^8-1)-1</text:p>
          </table:table-cell>
          <table:table-cell office:value-type="string" calcext:value-type="string">
            <text:p>(2^7)-1</text:p>
          </table:table-cell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oolean </text:p>
          </table:table-cell>
          <table:table-cell/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2 byte</text:p>
          </table:table-cell>
          <table:table-cell office:value-type="string" calcext:value-type="string">
            <text:p>(2^15)-1</text:p>
          </table:table-cell>
          <table:table-cell table:number-columns-repeated="4"/>
          <table:table-cell office:value-type="float" office:value="127" calcext:value-type="float">
            <text:p>127</text:p>
          </table:table-cell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byte vijiyanRollNo = 130;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office:value-type="string" calcext:value-type="string">
            <text:p>vijiyanRollNo</text:p>
          </table:table-cell>
          <table:table-cell office:value-type="string" calcext:value-type="string">
            <text:p>=</text:p>
          </table:table-cell>
          <table:table-cell table:style-name="ce17" office:value-type="string" calcext:value-type="string">
            <text:p>130;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7"/>
          <table:table-cell/>
          <table:table-cell table:style-name="ce17" table:number-columns-repeated="2"/>
          <table:table-cell table:number-columns-repeated="11"/>
        </table:table-row>
        <table:table-row table:style-name="ro1">
          <table:table-cell table:number-columns-repeated="4"/>
          <table:table-cell table:style-name="ce17" office:value-type="string" calcext:value-type="string">
            <text:p>DataType</text:p>
          </table:table-cell>
          <table:table-cell office:value-type="string" calcext:value-type="string">
            <text:p>Identifier</text:p>
          </table:table-cell>
          <table:table-cell table:style-name="ce17" office:value-type="string" calcext:value-type="string">
            <text:p>assignment operator </text:p>
          </table:table-cell>
          <table:table-cell table:style-name="ce17" office:value-type="string" calcext:value-type="string">
            <text:p>value 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7" office:value-type="string" calcext:value-type="string">
            <text:p>pre defined </text:p>
          </table:table-cell>
          <table:table-cell office:value-type="string" calcext:value-type="string">
            <text:p>to be define</text:p>
          </table:table-cell>
          <table:table-cell table:style-name="ce17" office:value-type="string" calcext:value-type="string">
            <text:p>predefine </text:p>
          </table:table-cell>
          <table:table-cell table:style-name="ce17" office:value-type="string" calcext:value-type="string">
            <text:p>define 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7"/>
          <table:table-cell table:number-columns-repeated="2"/>
          <table:table-cell table:style-name="ce17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ollNoVijiyan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ROLLNOVIJIAN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A-z, A-Z, 0-9, _, $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vijiyanRoll_No</text:p>
          </table:table-cell>
          <table:table-cell office:value-type="string" calcext:value-type="string">
            <text:p>valid</text:p>
          </table:table-cell>
          <table:table-cell table:number-columns-repeated="9"/>
          <table:table-cell table:style-name="ce19" office:value-type="string" calcext:value-type="string" table:number-columns-spanned="2" table:number-rows-spanned="4">
            <text:p>AVG Calculator 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 calcext:value-type="string">
            <text:p>Vijian-rollNo</text:p>
          </table:table-cell>
          <table:table-cell office:value-type="string" calcext:value-type="string">
            <text:p>invalid</text:p>
          </table:table-cell>
          <table:table-cell table:number-columns-repeated="8"/>
          <table:table-cell office:value-type="string" calcext:value-type="string">
            <text:p>&gt;&gt;&gt;&gt;Input</text:p>
          </table:table-cell>
          <table:covered-table-cell table:number-columns-repeated="2"/>
          <table:table-cell office:value-type="string" calcext:value-type="string">
            <text:p>&gt;&gt;&gt;&gt; Output </text:p>
          </table:table-cell>
        </table:table-row>
        <table:table-row table:style-name="ro1">
          <table:table-cell table:number-columns-repeated="16"/>
          <table:covered-table-cell table:number-columns-repeated="2"/>
          <table:table-cell/>
        </table:table-row>
        <table:table-row table:style-name="ro1">
          <table:table-cell table:number-columns-repeated="16"/>
          <table:covered-table-cell table:number-columns-repeated="2"/>
          <table:table-cell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r <text:s text:c="3"/>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m’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ijianRollNo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9" office:value-type="float" office:value="130" calcext:value-type="float" table:number-columns-spanned="1" table:number-rows-spanned="3">
            <text:p>130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8"/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covered-table-cell/>
          <table:table-cell table:number-columns-repeated="8"/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1" table:number-rows-spanned="4">
            <text:p>m</text:p>
          </table:table-cell>
          <table:table-cell/>
          <table:table-cell office:value-type="string" calcext:value-type="string">
            <text:p>int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10"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14"/>
        </table:table-row>
        <table:table-row table:style-name="ro1">
          <table:table-cell table:number-columns-repeated="4"/>
          <table:covered-table-cell/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har</text:p>
          </table:table-cell>
          <table:table-cell office:value-type="string" calcext:value-type="string">
            <text:p>String Obecjt class </text:p>
          </table:table-cell>
          <table:table-cell office:value-type="string" calcext:value-type="string">
            <text:p>Java is very easy</text:p>
          </table:table-cell>
          <table:table-cell table:number-columns-repeated="12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text:p>x=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/>
          <table:table-cell office:value-type="string" calcext:value-type="string">
            <text:p>0<text:span text:style-name="T1">th</text:span> place</text:p>
          </table:table-cell>
          <table:table-cell office:value-type="string" calcext:value-type="string">
            <text:p>1<text:span text:style-name="T1">st</text:span> place</text:p>
          </table:table-cell>
          <table:table-cell office:value-type="string" calcext:value-type="string">
            <text:p>2<text:span text:style-name="T1">nd</text:span> pla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table:style-name="ce17" table:number-columns-repeated="5"/>
          <table:table-cell table:number-columns-repeated="13"/>
        </table:table-row>
        <table:table-row table:style-name="ro1">
          <table:table-cell office:value-type="string" calcext:value-type="string">
            <text:p>x=[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]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0th place</text:p>
          </table:table-cell>
          <table:table-cell office:value-type="string" calcext:value-type="string">
            <text:p>1st place</text:p>
          </table:table-cell>
          <table:table-cell office:value-type="string" calcext:value-type="string">
            <text:p>2nd place</text:p>
          </table:table-cell>
          <table:table-cell office:value-type="string" calcext:value-type="string">
            <text:p>3<text:span text:style-name="T1">rd</text:span> Place</text:p>
          </table:table-cell>
          <table:table-cell office:value-type="string" calcext:value-type="string">
            <text:p>4<text:span text:style-name="T1">th</text:span> place</text:p>
          </table:table-cell>
          <table:table-cell table:number-columns-repeated="13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noOfTyer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car2</text:p>
          </table:table-cell>
          <table:table-cell table:number-columns-repeated="15"/>
        </table:table-row>
        <table:table-row table:style-name="ro3">
          <table:table-cell table:number-columns-repeated="3"/>
          <table:table-cell table:style-name="ce18" office:value-type="string" calcext:value-type="string">
            <text:p>engineName;<text:span text:style-name="T3">chesse;modelNumber;noOfTyres;tyres;category;fuelType</text:span></text:p>
          </table:table-cell>
          <table:table-cell office:value-type="string" calcext:value-type="string">
            <text:p>new Car();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number-columns-repeated="16"/>
        </table:table-row>
      </table:table>
      <table:table table:name="Sheet2" table:style-name="ta1"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tring s= new String (“manish”)</text:p>
          </table:table-cell>
          <table:table-cell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17" office:value-type="string" calcext:value-type="string">
            <text:p>manis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C6869</text:p>
          </table:table-cell>
          <table:table-cell office:value-type="string" calcext:value-type="string">
            <text:p>addres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style-name="ce17" office:value-type="string" calcext:value-type="string">
            <text:p>manishPrjapat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C23445</text:p>
          </table:table-cell>
          <table:table-cell office:value-type="string" calcext:value-type="string">
            <text:p>address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String s= new String(“Hello”);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eap </text:p>
          </table:table-cell>
          <table:table-cell office:value-type="string" calcext:value-type="string">
            <text:p>String Constant Pool(SCP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ello</text:p>
          </table:table-cell>
          <table:table-cell office:value-type="string" calcext:value-type="string">
            <text:p>s1,s2</text:p>
          </table:table-cell>
        </table:table-row>
        <table:table-row table:style-name="ro1">
          <table:table-cell office:value-type="string" calcext:value-type="string">
            <text:p>String s1=”Hello”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ring s2=”Hello”</text:p>
          </table:table-cell>
          <table:table-cell table:number-columns-repeated="3"/>
          <table:table-cell office:value-type="string" calcext:value-type="string">
            <text:p>Man</text:p>
          </table:table-cell>
          <table:table-cell office:value-type="string" calcext:value-type="string">
            <text:p>s3</text:p>
          </table:table-cell>
        </table:table-row>
        <table:table-row table:style-name="ro1">
          <table:table-cell office:value-type="string" calcext:value-type="string">
            <text:p>String s3=”Man”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tring s4= new String(“Man”)</text:p>
          </table:table-cell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ring s5= new String(“Hello”)</text:p>
          </table:table-cell>
          <table:table-cell/>
          <table:table-cell office:value-type="string" calcext:value-type="string">
            <text:p>s5</text:p>
          </table:table-cell>
          <table:table-cell office:value-type="string" calcext:value-type="string">
            <text:p>Hello</text:p>
          </table:table-cell>
          <table:table-cell table:number-columns-repeated="2"/>
        </table:table-row>
      </table:table>
      <table:table table:name="Sheet4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20" office:value-type="string" calcext:value-type="string">
            <text:p>HEAP</text:p>
          </table:table-cell>
          <table:table-cell/>
          <table:table-cell table:style-name="ce21" office:value-type="string" calcext:value-type="string">
            <text:p>SCP</text:p>
          </table:table-cell>
          <table:table-cell/>
        </table:table-row>
        <table:table-row table:style-name="ro1">
          <table:table-cell office:value-type="string" calcext:value-type="string">
            <text:p>String s= new string(“manish”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nish</text:p>
          </table:table-cell>
          <table:table-cell/>
          <table:table-cell office:value-type="string" calcext:value-type="string">
            <text:p>manis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umar</text:p>
          </table:table-cell>
          <table:table-cell office:value-type="string" calcext:value-type="string">
            <text:p>&lt;&lt;&lt;&lt;----s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ring s1=”kumar”;</text:p>
          </table:table-cell>
          <table:table-cell table:number-columns-repeated="3"/>
          <table:table-cell office:value-type="string" calcext:value-type="string">
            <text:p>prajapat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nishPrajap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concat(“Prajapti”);</text:p>
          </table:table-cell>
          <table:table-cell table:number-columns-repeated="3"/>
          <table:table-cell office:value-type="string" calcext:value-type="string">
            <text:p>engineer</text:p>
          </table:table-cell>
          <table:table-cell/>
        </table:table-row>
        <table:table-row table:style-name="ro1">
          <table:table-cell office:value-type="string" calcext:value-type="string">
            <text:p>String s2=s.concat(“engineer”)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,s2------&gt;&gt;&gt;&gt;</text:p>
          </table:table-cell>
          <table:table-cell office:value-type="string" calcext:value-type="string">
            <text:p>manishengine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=s2;</text:p>
          </table:table-cell>
          <table:table-cell table:number-columns-repeated="5"/>
        </table:table-row>
      </table:table>
      <table:table table:name="Sheet5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  <table:table-cell office:value-type="string" calcext:value-type="string">
            <text:p>Heap</text:p>
          </table:table-cell>
          <table:table-cell office:value-type="string" calcext:value-type="string">
            <text:p>SC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ring s1= new String(“Spring”)</text:p>
          </table:table-cell>
          <table:table-cell table:number-columns-repeated="2"/>
          <table:table-cell table:number-columns-repeated="2" office:value-type="string" calcext:value-type="string">
            <text:p>Spr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1.concat(“summer”)</text:p>
          </table:table-cell>
          <table:table-cell table:number-columns-repeated="2"/>
          <table:table-cell office:value-type="string" calcext:value-type="string">
            <text:p>springsummer</text:p>
          </table:table-cell>
          <table:table-cell office:value-type="string" calcext:value-type="string">
            <text:p>summ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ring s2=s1.concat(“winter”)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pringwinter</text:p>
          </table:table-cell>
          <table:table-cell office:value-type="string" calcext:value-type="string">
            <text:p>wint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1=s1.concat(“fall”)</text:p>
          </table:table-cell>
          <table:table-cell table:number-columns-repeated="2"/>
          <table:table-cell office:value-type="string" calcext:value-type="string">
            <text:p>springfall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1=”fall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o(s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o(s2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1=s1.concat(“fall”)</text:p>
          </table:table-cell>
          <table:table-cell table:number-columns-repeated="4"/>
        </table:table-row>
      </table:table>
      <table:table table:name="Sheet6" table:style-name="ta1">
        <table:shapes>
          <draw:custom-shape draw:z-index="0" draw:style-name="gr1" draw:text-style-name="P1" svg:width="1.402cm" svg:height="0.786cm" svg:x="11.58cm" svg:y="1.471cm">
            <text:p text:style-name="P1">X,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1" svg:width="1.796cm" svg:height="1.171cm" svg:x="13.085cm" svg:y="3.361cm">
            <text:p text:style-name="P1">C,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1" svg:width="0.906cm" svg:height="0.719cm" svg:x="11.409cm" svg:y="3.897cm">
            <text:p text:style-name="P1">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3" draw:style-name="gr4" draw:text-style-name="P2" svg:x1="12.281cm" svg:y1="4.265cm" svg:x2="13.136cm" svg:y2="3.93cm">
            <text:p/>
          </draw:line>
          <draw:line draw:z-index="4" draw:style-name="gr4" draw:text-style-name="P2" svg:x1="12.914cm" svg:y1="1.639cm" svg:x2="16.814cm" svg:y2="1.622cm">
            <text:p/>
          </draw:line>
          <draw:custom-shape draw:z-index="5" draw:style-name="gr5" draw:text-style-name="P2" svg:width="1.283cm" svg:height="0.903cm" svg:x="13.752cm" svg:y="1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6" draw:text-style-name="P2" svg:width="1.607cm" svg:height="0.837cm" svg:x="13.53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7" draw:text-style-name="P2" svg:width="1.505cm" svg:height="1.254cm" svg:x="11.546cm" svg:y="5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8" draw:text-style-name="P2" svg:width="1.163cm" svg:height="0.853cm" svg:x="11.836cm" svg:y="2.6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9" draw:text-style-name="P2" svg:width="0.65cm" svg:height="1.021cm" svg:x="15.069cm" svg:y="3.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10" draw:text-style-name="P2" svg:width="0.632cm" svg:height="0.936cm" svg:x="13.034cm" svg:y="2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1" draw:text-style-name="P2" svg:width="1.197cm" svg:height="0.368cm" svg:x="12.709cm" svg:y="4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12" draw:text-style-name="P2" svg:width="0.787cm" svg:height="0.367cm" svg:x="14.795cm" svg:y="4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2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eap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number-columns-spanned="2" table:number-rows-spanned="11"/>
          <table:covered-table-cell/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Object(“x”,”y”);</text:p>
          </table:table-cell>
          <table:table-cell table:number-columns-repeated="3"/>
          <table:covered-table-cell table:number-columns-repeated="2"/>
          <table:table-cell/>
        </table:table-row>
        <table:table-row table:style-name="ro1">
          <table:table-cell table:number-columns-repeated="5"/>
          <table:covered-table-cell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ject a= new Object(“C”,”D”);</text:p>
          </table:table-cell>
          <table:table-cell table:number-columns-repeated="3"/>
          <table:covered-table-cell table:number-columns-repeated="2"/>
          <table:table-cell/>
        </table:table-row>
        <table:table-row table:style-name="ro1">
          <table:table-cell table:number-columns-repeated="5"/>
          <table:covered-table-cell table:number-columns-repeated="2"/>
          <table:table-cell/>
        </table:table-row>
        <table:table-row table:style-name="ro1">
          <table:table-cell table:number-columns-repeated="5"/>
          <table:covered-table-cell table:number-columns-repeated="2"/>
          <table:table-cell/>
        </table:table-row>
        <table:table-row table:style-name="ro1">
          <table:table-cell table:number-columns-repeated="5"/>
          <table:covered-table-cell table:number-columns-repeated="2"/>
          <table:table-cell/>
        </table:table-row>
        <table:table-row table:style-name="ro1">
          <table:table-cell table:number-columns-repeated="5"/>
          <table:covered-table-cell table:number-columns-repeated="2"/>
          <table:table-cell/>
        </table:table-row>
        <table:table-row table:style-name="ro1">
          <table:table-cell table:number-columns-repeated="5"/>
          <table:covered-table-cell table:number-columns-repeated="2"/>
          <table:table-cell/>
        </table:table-row>
        <table:table-row table:style-name="ro1">
          <table:table-cell table:number-columns-repeated="5"/>
          <table:covered-table-cell table:number-columns-repeated="2"/>
          <table:table-cell/>
        </table:table-row>
        <table:table-row table:style-name="ro1">
          <table:table-cell table:number-columns-repeated="5"/>
          <table:covered-table-cell table:number-columns-repeated="2"/>
          <table:table-cell/>
        </table:table-row>
      </table:table>
      <table:table table:name="Sheet7" table:style-name="ta1">
        <table:shapes>
          <draw:custom-shape draw:z-index="0" draw:style-name="gr13" draw:text-style-name="P1" svg:width="1.591cm" svg:height="0.552cm" svg:x="7.098cm" svg:y="1.07cm">
            <text:p text:style-name="P1">YMC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4" draw:text-style-name="P1" svg:width="1.933cm" svg:height="0.703cm" svg:x="11.46cm" svg:y="1.07cm">
            <text:p text:style-name="P1">YMC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5" draw:text-style-name="P1" svg:width="0.838cm" svg:height="0.434cm" svg:x="9.185cm" svg:y="0.937cm">
            <text:p text:style-name="P1">s</text:p>
            <draw:enhanced-geometry svg:viewBox="0 0 21600 21600" draw:type="rectangle" draw:enhanced-path="M 0 0 L 21600 0 21600 21600 0 21600 0 0 Z N"/>
          </draw:custom-shape>
          <draw:line draw:z-index="3" draw:style-name="gr4" draw:text-style-name="P2" svg:x1="8.586cm" svg:y1="1.104cm" svg:x2="9.493cm" svg:y2="1.003cm">
            <text:p/>
          </draw:line>
          <draw:line draw:z-index="4" draw:style-name="gr4" draw:text-style-name="P2" svg:x1="13.273cm" svg:y1="1.204cm" svg:x2="14.487cm" svg:y2="1.304cm">
            <text:p/>
          </draw:line>
          <draw:custom-shape draw:z-index="5" draw:style-name="gr16" draw:text-style-name="P1" svg:width="2.121cm" svg:height="0.385cm" svg:x="11.751cm" svg:y="2.057cm">
            <text:p text:style-name="P1">electronicc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17" draw:text-style-name="P1" svg:width="0.855cm" svg:height="0.268cm" svg:x="14.419cm" svg:y="1.923cm">
            <text:p text:style-name="P1">s2</text:p>
            <draw:enhanced-geometry svg:viewBox="0 0 21600 21600" draw:type="rectangle" draw:enhanced-path="M 0 0 L 21600 0 21600 21600 0 21600 0 0 Z N"/>
          </draw:custom-shape>
          <draw:custom-shape draw:z-index="7" draw:style-name="gr18" draw:text-style-name="P1" svg:width="1.949cm" svg:height="0.284cm" svg:x="11.717cm" svg:y="2.86cm">
            <text:p text:style-name="P1">ymc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19" draw:text-style-name="P1" svg:width="0.787cm" svg:height="0.351cm" svg:x="14.368cm" svg:y="2.709cm">
            <text:p text:style-name="P1">s3</text:p>
            <draw:enhanced-geometry svg:viewBox="0 0 21600 21600" draw:type="rectangle" draw:enhanced-path="M 0 0 L 21600 0 21600 21600 0 21600 0 0 Z N"/>
          </draw:custom-shape>
          <draw:custom-shape draw:z-index="9" draw:style-name="gr20" draw:text-style-name="P1" svg:width="2.258cm" svg:height="0.502cm" svg:x="11.717cm" svg:y="3.445cm">
            <text:p text:style-name="P1">US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21" draw:text-style-name="P1" svg:width="2.959cm" svg:height="0.502cm" svg:x="6.996cm" svg:y="2.191cm">
            <text:p text:style-name="P1">YMCAUS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6" draw:text-style-name="P1" svg:width="2.121cm" svg:height="0.385cm" svg:x="11.597cm" svg:y="4.164cm">
            <text:p text:style-name="P1">us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22" draw:text-style-name="P1" svg:width="3.199cm" svg:height="0.435cm" svg:x="6.944cm" svg:y="3.044cm">
            <text:p text:style-name="P1">ymcaus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style-name="gr23" draw:text-style-name="P1" svg:width="0.684cm" svg:height="0.384cm" svg:x="10.451cm" svg:y="2.81cm">
            <text:p text:style-name="P1">s4</text:p>
            <draw:enhanced-geometry svg:viewBox="0 0 21600 21600" draw:type="rectangle" draw:enhanced-path="M 0 0 L 21600 0 21600 21600 0 21600 0 0 Z N"/>
          </draw:custom-shape>
          <draw:custom-shape draw:z-index="14" draw:style-name="gr24" draw:text-style-name="P1" svg:width="0.889cm" svg:height="0.485cm" svg:x="10.16cm" svg:y="3.479cm">
            <text:p text:style-name="P1">s1</text:p>
            <draw:enhanced-geometry svg:viewBox="0 0 21600 21600" draw:type="rectangle" draw:enhanced-path="M 0 0 L 21600 0 21600 21600 0 21600 0 0 Z N"/>
          </draw:custom-shape>
          <draw:line draw:z-index="15" draw:style-name="gr4" draw:text-style-name="P2" svg:x1="13.649cm" svg:y1="2.107cm" svg:x2="14.47cm" svg:y2="2.057cm">
            <text:p/>
          </draw:line>
          <draw:line draw:z-index="16" draw:style-name="gr4" draw:text-style-name="P2" svg:x1="13.495cm" svg:y1="2.258cm" svg:x2="14.487cm" svg:y2="2.86cm">
            <text:p/>
          </draw:line>
        </table:shapes>
        <table:table-column table:style-name="co2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" table:number-rows-spanned="1">
            <text:p>heap</text:p>
          </table:table-cell>
          <table:covered-table-cell/>
          <table:table-cell table:style-name="ce19" office:value-type="string" calcext:value-type="string" table:number-columns-spanned="2" table:number-rows-spanned="1">
            <text:p>scp</text:p>
          </table:table-cell>
          <table:covered-table-cell/>
        </table:table-row>
        <table:table-row table:style-name="ro1">
          <table:table-cell table:number-columns-repeated="3"/>
          <table:table-cell table:style-name="ce19" table:number-columns-spanned="2" table:number-rows-spanned="11"/>
          <table:covered-table-cell/>
          <table:table-cell table:style-name="ce19" table:number-columns-spanned="2" table:number-rows-spanned="11"/>
          <table:covered-table-cell/>
        </table:table-row>
        <table:table-row table:style-name="ro1">
          <table:table-cell office:value-type="string" calcext:value-type="string">
            <text:p>String s= new String(“YMCA”);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office:value-type="string" calcext:value-type="string">
            <text:p>String s1= “YMCA”;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office:value-type="string" calcext:value-type="string">
            <text:p>String s2=”electronic”;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office:value-type="string" calcext:value-type="string">
            <text:p>String s3= “ymca”;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office:value-type="string" calcext:value-type="string">
            <text:p>s1.concat(“UST”);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office:value-type="string" calcext:value-type="string">
            <text:p>String s4= s3.concat(“ust”);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office:value-type="string" calcext:value-type="string">
            <text:p>s1=s4;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office:value-type="string" calcext:value-type="string">
            <text:p>s3=s2;</text:p>
          </table:table-cell>
          <table:table-cell table:number-columns-repeated="2"/>
          <table:covered-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1=s3.concat(“ust”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table table:name="Sheet8" table:style-name="ta1">
        <table:shapes>
          <draw:custom-shape draw:z-index="0" draw:style-name="gr25" draw:text-style-name="P1" svg:width="3.301cm" svg:height="0.402cm" svg:x="7.604cm" svg:y="1.187cm">
            <text:p text:style-name="P1">i can change u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6" draw:text-style-name="P1" svg:width="4.122cm" svg:height="0.334cm" svg:x="14.377cm" svg:y="1.238cm">
            <text:p text:style-name="P1">i can change u <text:s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27" draw:text-style-name="P1" svg:width="1.009cm" svg:height="0.267cm" svg:x="11.247cm" svg:y="1.221cm">
            <text:p text:style-name="P1">s1</text:p>
            <draw:enhanced-geometry svg:viewBox="0 0 21600 21600" draw:type="rectangle" draw:enhanced-path="M 0 0 L 21600 0 21600 21600 0 21600 0 0 Z N"/>
          </draw:custom-shape>
          <draw:custom-shape draw:z-index="3" draw:style-name="gr28" draw:text-style-name="P1" svg:width="3.608cm" svg:height="0.268cm" svg:x="7.502cm" svg:y="1.856cm">
            <text:p text:style-name="P1">i can change u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29" draw:text-style-name="P1" svg:width="1.061cm" svg:height="0.301cm" svg:x="11.315cm" svg:y="1.856cm">
            <text:p text:style-name="P1">s2</text:p>
            <draw:enhanced-geometry svg:viewBox="0 0 21600 21600" draw:type="rectangle" draw:enhanced-path="M 0 0 L 21600 0 21600 21600 0 21600 0 0 Z N"/>
          </draw:custom-shape>
          <draw:custom-shape draw:z-index="5" draw:style-name="gr30" draw:text-style-name="P1" svg:width="1.351cm" svg:height="0.218cm" svg:x="18.791cm" svg:y="1.137cm">
            <text:p text:style-name="P1">s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31" draw:text-style-name="P1" svg:width="1.146cm" svg:height="0.418cm" svg:x="18.739cm" svg:y="1.522cm">
            <text:p text:style-name="P1">s4</text:p>
            <draw:enhanced-geometry svg:viewBox="0 0 21600 21600" draw:type="rectangle" draw:enhanced-path="M 0 0 L 21600 0 21600 21600 0 21600 0 0 Z N"/>
          </draw:custom-shape>
          <draw:custom-shape draw:z-index="7" draw:style-name="gr32" draw:text-style-name="P1" svg:width="1.761cm" svg:height="0.552cm" svg:x="14.241cm" svg:y="2.191cm">
            <text:p text:style-name="P1">i can 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33" draw:text-style-name="P1" svg:width="2.411cm" svg:height="0.518cm" svg:x="14.258cm" svg:y="3.094cm">
            <text:p text:style-name="P1">change u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34" draw:text-style-name="P1" svg:width="0.633cm" svg:height="0.653cm" svg:x="20.09cm" svg:y="1.672cm">
            <text:p text:style-name="P1">s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style-name="gr35" draw:text-style-name="P1" svg:width="0.821cm" svg:height="0.402cm" svg:x="16.413cm" svg:y="2.258cm">
            <text:p text:style-name="P1">s6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style-name="gr36" draw:text-style-name="P1" svg:width="4.207cm" svg:height="0.519cm" svg:x="7.587cm" svg:y="3.863cm">
            <text:p text:style-name="P1">i can change u 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37" draw:text-style-name="P1" svg:width="1.026cm" svg:height="0.468cm" svg:x="12.017cm" svg:y="3.712cm">
            <text:p text:style-name="P1">s7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style-name="gr38" draw:text-style-name="P1" svg:width="0.615cm" svg:height="0.385cm" svg:x="15.78cm" svg:y="1.973cm">
            <text:p text:style-name="P1">s8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style-name="gr39" draw:text-style-name="P1" svg:width="0.736cm" svg:height="0.352cm" svg:x="18.14cm" svg:y="1.003cm">
            <text:p text:style-name="P1">s9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3" table:number-rows-spanned="1">
            <text:p>Heap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SCP</text:p>
          </table:table-cell>
          <table:covered-table-cell table:number-columns-repeated="2"/>
          <table:table-cell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3" table:number-rows-spanned="20">
            <text:p><text:s/></text:p>
          </table:table-cell>
          <table:covered-table-cell table:number-columns-repeated="2"/>
          <table:table-cell table:style-name="ce11" office:value-type="string" calcext:value-type="string" table:number-columns-spanned="3" table:number-rows-spanned="20">
            <text:p><text:s/></text:p>
          </table:table-cell>
          <table:covered-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ring s1=new String(“i can change u”);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tring s2=new String(“i can change u”);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table:number-columns-repeated="3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yso(s1==s2); <text:s text:c="2"/>// false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yso(s1.equals(s2)) <text:s text:c="2"/>//true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table:number-columns-repeated="3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tring s3=”i can change u ”;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table:number-columns-repeated="3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yso(s1==s3); <text:s/>//false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tring s4=”i can chage u ”;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yso(s3==s4); //true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tring s5=”i can ”+ “change u”;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yso(s3==s5) //true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table:number-columns-repeated="3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tring s6=”i can”;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tring s7=s6+”change u” <text:s text:c="2"/>// run time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yso(s3==s7) // false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final <text:s/>String s8=”i can”; <text:s/>//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tring s9=s8+”change u”</text:p>
          </table:table-cell>
          <table:table-cell table:number-columns-repeated="2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yso(s3==s9) //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so(s6==s8)//true</text:p>
          </table:table-cell>
          <table:table-cell table:number-columns-repeated="9"/>
        </table:table-row>
      </table:table>
      <table:table table:name="Sheet9" table:style-name="ta1">
        <table:shapes>
          <draw:custom-shape draw:z-index="0" draw:style-name="gr40" draw:text-style-name="P1" svg:width="2.001cm" svg:height="0.568cm" svg:x="11.597cm" svg:y="1.238cm">
            <text:p text:style-name="P1">AB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41" draw:text-style-name="P1" svg:width="1.249cm" svg:height="0.418cm" svg:x="14.128cm" svg:y="1.087cm">
            <text:p text:style-name="P1">s</text:p>
            <draw:enhanced-geometry svg:viewBox="0 0 21600 21600" draw:type="rectangle" draw:enhanced-path="M 0 0 L 21600 0 21600 21600 0 21600 0 0 Z N"/>
          </draw:custom-shape>
          <draw:custom-shape draw:z-index="2" draw:style-name="gr42" draw:text-style-name="P1" svg:width="2.155cm" svg:height="0.702cm" svg:x="13.478cm" svg:y="2.442cm">
            <text:p text:style-name="P1">BC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" draw:style-name="gr4" draw:text-style-name="P2" svg:x1="14.795cm" svg:y1="1.304cm" svg:x2="14.761cm" svg:y2="2.492cm">
            <text:p/>
          </draw:line>
          <draw:custom-shape draw:z-index="4" draw:style-name="gr43" draw:text-style-name="P1" svg:width="1.3cm" svg:height="0.702cm" svg:x="11.666cm" svg:y="2.642cm">
            <text:p text:style-name="P1">s1</text:p>
            <draw:enhanced-geometry svg:viewBox="0 0 21600 21600" draw:type="rectangle" draw:enhanced-path="M 0 0 L 21600 0 21600 21600 0 21600 0 0 Z N"/>
          </draw:custom-shape>
          <draw:line draw:z-index="5" draw:style-name="gr4" draw:text-style-name="P2" svg:x1="12.161cm" svg:y1="1.656cm" svg:x2="11.905cm" svg:y2="2.642cm">
            <text:p/>
          </draw:line>
          <draw:custom-shape draw:z-index="6" draw:style-name="gr44" draw:text-style-name="P1" svg:width="1.899cm" svg:height="0.769cm" svg:x="11.665cm" svg:y="3.964cm">
            <text:p text:style-name="P1">XYZ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45" draw:text-style-name="P1" svg:width="1.06cm" svg:height="0.703cm" svg:x="14.334cm" svg:y="3.846cm">
            <text:p text:style-name="P1">s2</text:p>
            <draw:enhanced-geometry svg:viewBox="0 0 21600 21600" draw:type="rectangle" draw:enhanced-path="M 0 0 L 21600 0 21600 21600 0 21600 0 0 Z N"/>
          </draw:custom-shape>
          <draw:line draw:z-index="8" draw:style-name="gr4" draw:text-style-name="P2" svg:x1="13.359cm" svg:y1="4.147cm" svg:x2="14.47cm" svg:y2="4.248cm">
            <text:p/>
          </draw:line>
          <draw:line draw:z-index="9" draw:style-name="gr4" draw:text-style-name="P2" svg:x1="13.273cm" svg:y1="4.348cm" svg:x2="14.607cm" svg:y2="4.131cm">
            <text:p/>
          </draw:line>
          <draw:line draw:z-index="10" draw:style-name="gr4" draw:text-style-name="P2" svg:x1="13.222cm" svg:y1="4.03cm" svg:x2="14.453cm" svg:y2="4.164cm">
            <text:p/>
          </draw:line>
          <draw:line draw:z-index="11" draw:style-name="gr4" draw:text-style-name="P2" svg:x1="13.307cm" svg:y1="4.248cm" svg:x2="14.402cm" svg:y2="4.097cm">
            <text:p/>
          </draw:line>
        </table:shapes>
        <table:table-column table:style-name="co2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2" office:value-type="string" calcext:value-type="string">
            <text:p><text:span text:style-name="T4">String </text:span><text:span text:style-name="T5">s</text:span><text:span text:style-name="T6">=</text:span><text:span text:style-name="T7">"ABC"</text:span><text:span text:style-name="T6">;</text:span>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HEAP</text:p>
          </table:table-cell>
          <table:covered-table-cell/>
          <table:table-cell table:style-name="ce19" office:value-type="string" calcext:value-type="string" table:number-columns-spanned="2" table:number-rows-spanned="1">
            <text:p>SCP</text:p>
          </table:table-cell>
          <table:covered-table-cell/>
        </table:table-row>
        <table:table-row table:style-name="ro1">
          <table:table-cell table:number-columns-repeated="3"/>
          <table:table-cell table:style-name="ce19" table:number-columns-spanned="2" table:number-rows-spanned="10"/>
          <table:covered-table-cell/>
          <table:table-cell table:style-name="ce19" table:number-columns-spanned="2" table:number-rows-spanned="10"/>
          <table:covered-table-cell/>
        </table:table-row>
        <table:table-row table:style-name="ro1">
          <table:table-cell table:style-name="ce12" office:value-type="string" calcext:value-type="string">
            <text:p><text:span text:style-name="T8">s</text:span><text:span text:style-name="T6">=</text:span><text:span text:style-name="T7">"BCD"</text:span><text:span text:style-name="T6">;</text:span>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style-name="ce12" office:value-type="string" calcext:value-type="string">
            <text:p><text:span text:style-name="T4">String </text:span><text:span text:style-name="T5">s1</text:span><text:span text:style-name="T6">=</text:span><text:span text:style-name="T7">"ABC"</text:span><text:span text:style-name="T6">;</text:span>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office:value-type="string" calcext:value-type="string">
            <text:p>final String s2=”XYZ”;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table:style-name="ce17" office:value-type="string" calcext:value-type="string">
            <text:p>ABC</text:p>
          </table:table-cell>
          <table:table-cell office:value-type="float" office:value="64578" calcext:value-type="float">
            <text:p>64578</text:p>
          </table:table-cell>
          <table:table-cell/>
        </table:table-row>
      </table:table>
      <table:table table:name="Sheet10" table:style-name="ta1">
        <table:shapes>
          <draw:custom-shape draw:z-index="0" draw:style-name="gr46" draw:text-style-name="P1" svg:width="1.865cm" svg:height="1.037cm" svg:x="7.197cm" svg:y="1.388cm">
            <text:p text:style-name="P1">ymc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47" draw:text-style-name="P1" svg:width="2.19cm" svg:height="1.405cm" svg:x="11.523cm" svg:y="1.037cm">
            <text:p text:style-name="P1">ymc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48" draw:text-style-name="P1" svg:width="0.975cm" svg:height="0.753cm" svg:x="9.746cm" svg:y="1.321cm">
            <text:p text:style-name="P1">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9" draw:text-style-name="P1" svg:width="1.933cm" svg:height="1.271cm" svg:x="6.855cm" svg:y="4.131cm">
            <text:p text:style-name="P1">ymc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50" draw:text-style-name="P1" svg:width="0.958cm" svg:height="0.786cm" svg:x="9.506cm" svg:y="3.512cm">
            <text:p text:style-name="P1">s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5" draw:style-name="gr51" draw:text-style-name="P2" svg:x1="9.489cm" svg:y1="3.78cm" svg:x2="8.018cm" svg:y2="4.181cm">
            <text:p/>
          </draw:line>
          <draw:line draw:z-index="6" draw:style-name="gr51" draw:text-style-name="P2" svg:x1="9.763cm" svg:y1="1.589cm" svg:x2="8.891cm" svg:y2="1.589cm">
            <text:p/>
          </draw:line>
          <draw:line draw:z-index="7" draw:style-name="gr51" draw:text-style-name="P2" svg:x1="8.685cm" svg:y1="3.495cm" svg:x2="9.455cm" svg:y2="4.95cm">
            <text:p/>
          </draw:line>
          <draw:custom-shape draw:z-index="8" draw:style-name="gr52" draw:text-style-name="P1" svg:width="1.266cm" svg:height="0.853cm" svg:x="11.609cm" svg:y="3.596cm">
            <text:p text:style-name="P1">s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9" draw:style-name="gr51" draw:text-style-name="P2" svg:x1="12.464cm" svg:y1="3.445cm" svg:x2="12.567cm" svg:y2="2.425cm">
            <text:p/>
          </draw:line>
        </table:shapes>
        <table:table-column table:style-name="co20" table:default-cell-style-name="Default"/>
        <table:table-column table:style-name="co21" table:default-cell-style-name="Default"/>
        <table:table-column table:style-name="co2" table:visibility="collapse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" table:number-rows-spanned="1">
            <text:p>HEAP</text:p>
          </table:table-cell>
          <table:covered-table-cell/>
          <table:table-cell table:style-name="ce19" office:value-type="string" calcext:value-type="string" table:number-columns-spanned="2" table:number-rows-spanned="1">
            <text:p>SCP</text:p>
          </table:table-cell>
          <table:covered-table-cell/>
        </table:table-row>
        <table:table-row table:style-name="ro1">
          <table:table-cell table:number-columns-repeated="3"/>
          <table:table-cell table:style-name="ce19" table:number-columns-spanned="2" table:number-rows-spanned="12"/>
          <table:covered-table-cell/>
          <table:table-cell table:style-name="ce19" table:number-columns-spanned="2" table:number-rows-spanned="12"/>
          <table:covered-table-cell/>
        </table:table-row>
        <table:table-row table:style-name="ro1">
          <table:table-cell office:value-type="string" calcext:value-type="string">
            <text:p>String s= new String(“ymca”);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office:value-type="string" calcext:value-type="string">
            <text:p>String s1= new String(“ymca”);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office:value-type="string" calcext:value-type="string">
            <text:p>s1.intern();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office:value-type="string" calcext:value-type="string">
            <text:p>Clonning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office:value-type="string" calcext:value-type="string">
            <text:p>shallow cloning 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office:value-type="string" calcext:value-type="string">
            <text:p>deep cloning 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19:51:16.819762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9:51:26.688780231</meta:creation-date>
    <meta:editing-duration>PT1M46S</meta:editing-duration>
    <meta:editing-cycles>2</meta:editing-cycles>
    <meta:generator>LibreOffice/6.4.7.2$Linux_X86_64 LibreOffice_project/40$Build-2</meta:generator>
    <dc:date>2021-09-11T19:53:01.717947090</dc:date>
    <meta:document-statistic meta:table-count="10" meta:cell-count="319" meta:object-count="67"/>
  </office:meta>
</office:document-meta>
</file>